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left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5" style:family="graphic" style:parent-style-name="objectwithoutfill">
      <style:graphic-properties draw:marker-start="" draw:marker-end="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faffff" draw:textarea-horizontal-align="center" draw:textarea-vertical-align="top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objectwithoutfill">
      <style:graphic-properties draw:marker-end="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f29d" draw:textarea-horizontal-align="center" draw:textarea-vertical-align="top"/>
    </style:style>
    <style:style style:name="gr12" style:family="graphic" style:parent-style-name="standard">
      <style:graphic-properties draw:fill-color="#ffffff" draw:textarea-horizontal-align="center" draw:textarea-vertical-align="top"/>
    </style:style>
    <style:style style:name="gr13" style:family="graphic" style:parent-style-name="standard">
      <style:graphic-properties draw:fill-color="#ccffff" draw:textarea-horizontal-align="center" draw:textarea-vertical-align="middle"/>
    </style:style>
    <style:style style:name="gr14" style:family="graphic" style:parent-style-name="standard">
      <style:graphic-properties draw:fill-color="#cfe7f5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style:paragraph-properties fo:text-align="center"/>
      <style:text-properties fo:color="#cc66ff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color="#ff99ff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cc66ff" fo:font-weight="bold" style:font-weight-asian="bold" style:font-weight-complex="bold"/>
    </style:style>
    <style:style style:name="T8" style:family="text">
      <style:text-properties fo:color="#ff99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cm" svg:height="8cm" svg:x="9.7cm" svg:y="0.4cm">
            <text:p text:style-name="P1"><text:span text:style-name="T1">8 ch relay</text:span></text:p>
          </draw:rect>
          <draw:g>
            <draw:rect draw:style-name="gr2" draw:text-style-name="P3" draw:layer="layout" svg:width="1cm" svg:height="0.5cm" svg:x="11.6cm" svg:y="6.343cm">
              <text:p text:style-name="P2"><text:span text:style-name="T2">rly 7</text:span></text:p>
            </draw:rect>
            <draw:rect draw:style-name="gr2" draw:text-style-name="P3" draw:layer="layout" svg:width="1cm" svg:height="0.5cm" svg:x="11.6cm" svg:y="5.486cm">
              <text:p text:style-name="P2"><text:span text:style-name="T2">rly 6</text:span></text:p>
            </draw:rect>
            <draw:rect draw:style-name="gr2" draw:text-style-name="P3" draw:layer="layout" svg:width="1cm" svg:height="0.5cm" svg:x="11.6cm" svg:y="4.629cm">
              <text:p text:style-name="P2"><text:span text:style-name="T2">rly 5</text:span></text:p>
            </draw:rect>
            <draw:rect draw:style-name="gr2" draw:text-style-name="P3" draw:layer="layout" svg:width="1cm" svg:height="0.5cm" svg:x="11.6cm" svg:y="3.771cm">
              <text:p text:style-name="P2"><text:span text:style-name="T2">rly 4</text:span></text:p>
            </draw:rect>
            <draw:rect draw:style-name="gr2" draw:text-style-name="P3" draw:layer="layout" svg:width="1cm" svg:height="0.5cm" svg:x="11.6cm" svg:y="2.914cm">
              <text:p text:style-name="P2"><text:span text:style-name="T2">rly 3</text:span></text:p>
            </draw:rect>
            <draw:rect draw:style-name="gr2" draw:text-style-name="P3" draw:layer="layout" svg:width="1cm" svg:height="0.5cm" svg:x="11.6cm" svg:y="2.057cm">
              <text:p text:style-name="P2"><text:span text:style-name="T2">rly 2</text:span></text:p>
            </draw:rect>
            <draw:rect draw:style-name="gr2" draw:text-style-name="P3" draw:layer="layout" svg:width="1cm" svg:height="0.5cm" svg:x="11.6cm" svg:y="1.2cm">
              <text:p text:style-name="P2"><text:span text:style-name="T2">rly1</text:span></text:p>
            </draw:rect>
            <draw:rect draw:style-name="gr2" draw:text-style-name="P3" draw:layer="layout" svg:width="1cm" svg:height="0.5cm" svg:x="11.6cm" svg:y="7.2cm">
              <text:p text:style-name="P2"><text:span text:style-name="T2">rly 8</text:span></text:p>
            </draw:rect>
          </draw:g>
          <draw:g>
            <draw:g>
              <draw:ellipse draw:style-name="gr3" draw:text-style-name="P2" draw:layer="layout" svg:width="0.226cm" svg:height="0.209cm" svg:x="9.859cm" svg:y="3.365cm">
                <text:p/>
              </draw:ellipse>
              <draw:frame draw:style-name="gr4" draw:text-style-name="P4" draw:layer="layout" svg:width="1.162cm" svg:height="0.569cm" svg:x="9.941cm" svg:y="3.185cm">
                <draw:text-box>
                  <text:p text:style-name="P4"><text:span text:style-name="T3">-5V</text:span> </text:p>
                </draw:text-box>
              </draw:frame>
            </draw:g>
            <draw:g>
              <draw:ellipse draw:style-name="gr3" draw:text-style-name="P2" draw:layer="layout" svg:width="0.226cm" svg:height="0.209cm" svg:x="9.859cm" svg:y="3.16cm">
                <text:p/>
              </draw:ellipse>
              <draw:frame draw:style-name="gr4" draw:text-style-name="P4" draw:layer="layout" svg:width="1.162cm" svg:height="0.569cm" svg:x="9.941cm" svg:y="2.98cm">
                <draw:text-box>
                  <text:p text:style-name="P4"><text:span text:style-name="T3">r8</text:span> </text:p>
                </draw:text-box>
              </draw:frame>
            </draw:g>
            <draw:g>
              <draw:ellipse draw:style-name="gr3" draw:text-style-name="P2" draw:layer="layout" svg:width="0.226cm" svg:height="0.209cm" svg:x="9.859cm" svg:y="2.956cm">
                <text:p/>
              </draw:ellipse>
              <draw:frame draw:style-name="gr4" draw:text-style-name="P4" draw:layer="layout" svg:width="1.162cm" svg:height="0.569cm" svg:x="9.941cm" svg:y="2.776cm">
                <draw:text-box>
                  <text:p text:style-name="P4"><text:span text:style-name="T3">r7</text:span> </text:p>
                </draw:text-box>
              </draw:frame>
            </draw:g>
            <draw:g>
              <draw:ellipse draw:style-name="gr3" draw:text-style-name="P2" draw:layer="layout" svg:width="0.226cm" svg:height="0.209cm" svg:x="9.859cm" svg:y="2.751cm">
                <text:p/>
              </draw:ellipse>
              <draw:frame draw:style-name="gr4" draw:text-style-name="P4" draw:layer="layout" svg:width="1.162cm" svg:height="0.569cm" svg:x="9.941cm" svg:y="2.571cm">
                <draw:text-box>
                  <text:p text:style-name="P4"><text:span text:style-name="T3">r6</text:span> </text:p>
                </draw:text-box>
              </draw:frame>
            </draw:g>
            <draw:g>
              <draw:ellipse draw:style-name="gr3" draw:text-style-name="P2" draw:layer="layout" svg:width="0.226cm" svg:height="0.209cm" svg:x="9.859cm" svg:y="2.547cm">
                <text:p/>
              </draw:ellipse>
              <draw:frame draw:style-name="gr4" draw:text-style-name="P4" draw:layer="layout" svg:width="1.162cm" svg:height="0.569cm" svg:x="9.941cm" svg:y="2.367cm">
                <draw:text-box>
                  <text:p text:style-name="P4"><text:span text:style-name="T3">r5</text:span> </text:p>
                </draw:text-box>
              </draw:frame>
            </draw:g>
            <draw:g>
              <draw:ellipse draw:style-name="gr3" draw:text-style-name="P2" draw:layer="layout" svg:width="0.226cm" svg:height="0.209cm" svg:x="9.859cm" svg:y="1.524cm">
                <text:p/>
              </draw:ellipse>
              <draw:frame draw:style-name="gr4" draw:text-style-name="P4" draw:layer="layout" svg:width="1.162cm" svg:height="0.569cm" svg:x="9.941cm" svg:y="1.344cm">
                <draw:text-box>
                  <text:p text:style-name="P4"><text:span text:style-name="T3">GND</text:span> </text:p>
                </draw:text-box>
              </draw:frame>
            </draw:g>
            <draw:g>
              <draw:ellipse draw:style-name="gr3" draw:text-style-name="P2" draw:layer="layout" svg:width="0.226cm" svg:height="0.209cm" svg:x="9.859cm" svg:y="2.342cm">
                <text:p/>
              </draw:ellipse>
              <draw:frame draw:style-name="gr4" draw:text-style-name="P4" draw:layer="layout" svg:width="1.162cm" svg:height="0.569cm" svg:x="9.941cm" svg:y="2.162cm">
                <draw:text-box>
                  <text:p text:style-name="P4"><text:span text:style-name="T3">r4</text:span> </text:p>
                </draw:text-box>
              </draw:frame>
            </draw:g>
            <draw:g>
              <draw:ellipse draw:style-name="gr3" draw:text-style-name="P2" draw:layer="layout" svg:width="0.226cm" svg:height="0.209cm" svg:x="9.859cm" svg:y="1.729cm">
                <text:p/>
              </draw:ellipse>
              <draw:frame draw:style-name="gr4" draw:text-style-name="P4" draw:layer="layout" svg:width="1.162cm" svg:height="0.569cm" svg:x="9.941cm" svg:y="1.549cm">
                <draw:text-box>
                  <text:p text:style-name="P4"><text:span text:style-name="T3">r1</text:span> </text:p>
                </draw:text-box>
              </draw:frame>
            </draw:g>
            <draw:g>
              <draw:ellipse draw:style-name="gr3" draw:text-style-name="P2" draw:layer="layout" svg:width="0.226cm" svg:height="0.209cm" svg:x="9.859cm" svg:y="1.933cm">
                <text:p/>
              </draw:ellipse>
              <draw:frame draw:style-name="gr4" draw:text-style-name="P4" draw:layer="layout" svg:width="1.162cm" svg:height="0.569cm" svg:x="9.941cm" svg:y="1.753cm">
                <draw:text-box>
                  <text:p text:style-name="P4"><text:span text:style-name="T3">r2</text:span> </text:p>
                </draw:text-box>
              </draw:frame>
            </draw:g>
            <draw:g>
              <draw:ellipse draw:style-name="gr3" draw:text-style-name="P2" draw:layer="layout" svg:width="0.226cm" svg:height="0.209cm" svg:x="9.859cm" svg:y="2.138cm">
                <text:p/>
              </draw:ellipse>
              <draw:frame draw:style-name="gr4" draw:text-style-name="P4" draw:layer="layout" svg:width="1.162cm" svg:height="0.569cm" svg:x="9.941cm" svg:y="1.958cm">
                <draw:text-box>
                  <text:p text:style-name="P4"><text:span text:style-name="T3">r3</text:span> </text:p>
                </draw:text-box>
              </draw:frame>
            </draw:g>
          </draw:g>
          <draw:g>
            <draw:g>
              <draw:ellipse draw:style-name="gr3" draw:text-style-name="P2" draw:layer="layout" svg:width="0.226cm" svg:height="0.209cm" svg:x="9.807cm" svg:y="7.681cm">
                <text:p/>
              </draw:ellipse>
              <draw:frame draw:style-name="gr4" draw:text-style-name="P4" draw:layer="layout" svg:width="1.162cm" svg:height="0.569cm" svg:x="9.889cm" svg:y="7.501cm">
                <draw:text-box>
                  <text:p text:style-name="P4"><text:span text:style-name="T3">GND</text:span> </text:p>
                </draw:text-box>
              </draw:frame>
            </draw:g>
            <draw:g>
              <draw:ellipse draw:style-name="gr3" draw:text-style-name="P2" draw:layer="layout" svg:width="0.226cm" svg:height="0.209cm" svg:x="9.807cm" svg:y="7.886cm">
                <text:p/>
              </draw:ellipse>
              <draw:frame draw:style-name="gr4" draw:text-style-name="P4" draw:layer="layout" svg:width="1.162cm" svg:height="0.569cm" svg:x="9.889cm" svg:y="7.706cm">
                <draw:text-box>
                  <text:p text:style-name="P4"><text:span text:style-name="T3">-5V</text:span> </text:p>
                </draw:text-box>
              </draw:frame>
            </draw:g>
          </draw:g>
        </draw:g>
        <draw:line draw:style-name="gr5" draw:text-style-name="P3" draw:layer="layout" svg:x1="9.962cm" svg:y1="3.034cm" svg:x2="8.314cm" svg:y2="3.034cm">
          <text:p/>
        </draw:line>
        <draw:line draw:style-name="gr5" draw:text-style-name="P3" draw:layer="layout" svg:x1="9.962cm" svg:y1="2.831cm" svg:x2="8.314cm" svg:y2="2.831cm">
          <text:p/>
        </draw:line>
        <draw:line draw:style-name="gr5" draw:text-style-name="P3" draw:layer="layout" svg:x1="9.962cm" svg:y1="2.628cm" svg:x2="8.314cm" svg:y2="2.628cm">
          <text:p/>
        </draw:line>
        <draw:line draw:style-name="gr5" draw:text-style-name="P3" draw:layer="layout" svg:x1="9.962cm" svg:y1="2.424cm" svg:x2="8.314cm" svg:y2="2.424cm">
          <text:p/>
        </draw:line>
        <draw:line draw:style-name="gr5" draw:text-style-name="P3" draw:layer="layout" svg:x1="9.962cm" svg:y1="2.221cm" svg:x2="8.314cm" svg:y2="2.221cm">
          <text:p/>
        </draw:line>
        <draw:line draw:style-name="gr5" draw:text-style-name="P3" draw:layer="layout" svg:x1="9.962cm" svg:y1="2.018cm" svg:x2="8.314cm" svg:y2="2.018cm">
          <text:p/>
        </draw:line>
        <draw:line draw:style-name="gr5" draw:text-style-name="P3" draw:layer="layout" svg:x1="9.962cm" svg:y1="1.815cm" svg:x2="8.314cm" svg:y2="1.815cm">
          <text:p/>
        </draw:line>
        <draw:line draw:style-name="gr5" draw:text-style-name="P3" draw:layer="layout" svg:x1="9.997cm" svg:y1="3.237cm" svg:x2="8.349cm" svg:y2="3.237cm">
          <text:p/>
        </draw:line>
        <draw:rect draw:style-name="gr6" draw:text-style-name="P5" draw:layer="layout" svg:width="2.481cm" svg:height="5.954cm" svg:x="6.094cm" svg:y="0.453cm">
          <text:p text:style-name="P5"><text:span text:style-name="T4">MCP23017</text:span></text:p>
        </draw:rect>
        <draw:rect draw:style-name="gr7" draw:text-style-name="P6" draw:layer="layout" svg:width="0.936cm" svg:height="1.89cm" svg:x="7.447cm" svg:y="1.586cm">
          <text:p text:style-name="P6"><text:span text:style-name="T5">G <text:s/>7</text:span></text:p>
          <text:p text:style-name="P6"><text:span text:style-name="T5">P <text:s text:c="3"/></text:span></text:p>
          <text:p text:style-name="P6"><text:span text:style-name="T5">I <text:s text:c="3"/></text:span></text:p>
          <text:p text:style-name="P6"><text:span text:style-name="T5">O <text:s text:c="3"/></text:span></text:p>
          <text:p text:style-name="P6"><text:span text:style-name="T5"/></text:p>
          <text:p text:style-name="P6"><text:span text:style-name="T6">A</text:span><text:span text:style-name="T5"> <text:s/>0</text:span></text:p>
        </draw:rect>
        <draw:rect draw:style-name="gr7" draw:text-style-name="P6" draw:layer="layout" svg:width="1.544cm" svg:height="0.643cm" svg:x="5.938cm" svg:y="3.635cm">
          <text:p text:style-name="P6"><text:span text:style-name="T5">I2C SLA</text:span></text:p>
          <text:p text:style-name="P6"><text:span text:style-name="T5">I2C SLD</text:span></text:p>
        </draw:rect>
        <draw:rect draw:style-name="gr7" draw:text-style-name="P6" draw:layer="layout" svg:width="0.816cm" svg:height="0.643cm" svg:x="6.046cm" svg:y="1.665cm">
          <text:p text:style-name="P6"><text:span text:style-name="T5">GND</text:span></text:p>
          <text:p text:style-name="P6"><text:span text:style-name="T5">-3.3V</text:span></text:p>
        </draw:rect>
        <draw:rect draw:style-name="gr7" draw:text-style-name="P6" draw:layer="layout" svg:width="0.816cm" svg:height="0.416cm" svg:x="7.946cm" svg:y="4.066cm">
          <text:p text:style-name="P6"><text:span text:style-name="T5">GND</text:span></text:p>
        </draw:rect>
        <draw:line draw:style-name="gr5" draw:text-style-name="P3" draw:layer="layout" svg:x1="4.464cm" svg:y1="1.827cm" svg:x2="6.06cm" svg:y2="1.827cm">
          <text:p/>
        </draw:line>
        <draw:line draw:style-name="gr5" draw:text-style-name="P3" draw:layer="layout" svg:x1="4.464cm" svg:y1="2.127cm" svg:x2="6.06cm" svg:y2="2.127cm">
          <text:p/>
        </draw:line>
        <draw:line draw:style-name="gr8" draw:text-style-name="P3" draw:layer="layout" svg:x1="4.377cm" svg:y1="3.814cm" svg:x2="6.164cm" svg:y2="3.814cm">
          <text:p/>
        </draw:line>
        <draw:line draw:style-name="gr8" draw:text-style-name="P3" draw:layer="layout" svg:x1="4.379cm" svg:y1="4.097cm" svg:x2="6.166cm" svg:y2="4.097cm">
          <text:p/>
        </draw:line>
        <draw:polyline draw:style-name="gr9" draw:text-style-name="P3" draw:layer="layout" svg:width="1.231cm" svg:height="3.502cm" svg:x="8.661cm" svg:y="4.279cm" svg:viewBox="0 0 1232 3503" draw:points="0,0 469,0 469,3503 1232,3503">
          <text:p/>
        </draw:polyline>
        <draw:line draw:style-name="gr10" draw:text-style-name="P7" draw:layer="layout" svg:x1="6.86cm" svg:y1="9.066cm" svg:x2="10.255cm" svg:y2="9.066cm">
          <text:p text:style-name="P7"><text:span text:style-name="T7">power supply</text:span></text:p>
        </draw:line>
        <draw:line draw:style-name="gr10" draw:text-style-name="P8" draw:layer="layout" svg:x1="4.136cm" svg:y1="9.458cm" svg:x2="10.283cm" svg:y2="9.458cm">
          <text:p text:style-name="P8"><text:span text:style-name="T8">power supply</text:span></text:p>
        </draw:line>
        <draw:polyline draw:style-name="gr9" draw:text-style-name="P3" draw:layer="layout" svg:width="1.424cm" svg:height="1.105cm" svg:x="8.453cm" svg:y="7.947cm" svg:viewBox="0 0 1425 1106" draw:points="0,1106 0,0 1425,0 1425,15">
          <text:p/>
        </draw:polyline>
        <draw:polyline draw:style-name="gr9" draw:text-style-name="P3" draw:layer="layout" svg:width="0.572cm" svg:height="4.525cm" svg:x="4.401cm" svg:y="4.932cm" svg:viewBox="0 0 573 4526" draw:points="0,0 573,0 573,4526">
          <text:p/>
        </draw:polyline>
        <draw:g>
          <draw:rect draw:style-name="gr11" draw:text-style-name="P9" draw:layer="layout" svg:width="4cm" svg:height="7cm" svg:x="0.4cm" svg:y="0.4cm">
            <text:p text:style-name="P9">ESP8266</text:p>
            <text:p text:style-name="P9"><text:span text:style-name="T2">NodeMCU/WeMos D1</text:span></text:p>
          </draw:rect>
          <draw:rect draw:style-name="gr7" draw:text-style-name="P6" draw:layer="layout" svg:width="1.544cm" svg:height="0.643cm" svg:x="3.038cm" svg:y="3.636cm">
            <text:p text:style-name="P6"><text:span text:style-name="T5">I2C SLA</text:span></text:p>
            <text:p text:style-name="P6"><text:span text:style-name="T5">I2C SLD</text:span></text:p>
          </draw:rect>
          <draw:rect draw:style-name="gr7" draw:text-style-name="P6" draw:layer="layout" svg:width="0.816cm" svg:height="0.643cm" svg:x="3.746cm" svg:y="1.666cm">
            <text:p text:style-name="P6"><text:span text:style-name="T5">GND</text:span></text:p>
            <text:p text:style-name="P6"><text:span text:style-name="T5">-3.3V</text:span></text:p>
          </draw:rect>
          <draw:rect draw:style-name="gr7" draw:text-style-name="P6" draw:layer="layout" svg:width="0.816cm" svg:height="0.362cm" svg:x="3.691cm" svg:y="4.74cm">
            <text:p text:style-name="P6"><text:span text:style-name="T5">GND</text:span></text:p>
          </draw:rect>
          <draw:rect draw:style-name="gr12" draw:text-style-name="P6" draw:layer="layout" svg:width="3.717cm" svg:height="1.118cm" svg:x="0.531cm" svg:y="6.287cm">
            <text:p text:style-name="P6"><text:span text:style-name="T5">(dependent on cardtype)</text:span></text:p>
            <text:p text:style-name="P6"><text:span text:style-name="T5">Power-in</text:span></text:p>
          </draw:rect>
          <draw:rect draw:style-name="gr13" draw:text-style-name="P3" draw:layer="layout" svg:width="0.882cm" svg:height="0.88cm" svg:x="0.683cm" svg:y="6.985cm">
            <text:p text:style-name="P3">USB</text:p>
            <text:p text:style-name="P3">-5V</text:p>
          </draw:rect>
          <draw:rect draw:style-name="gr13" draw:text-style-name="P3" draw:layer="layout" svg:width="0.849cm" svg:height="0.88cm" svg:x="1.918cm" svg:y="7.013cm">
            <text:p text:style-name="P3">ext</text:p>
            <text:p text:style-name="P3">-5V</text:p>
          </draw:rect>
          <draw:rect draw:style-name="gr13" draw:text-style-name="P3" draw:layer="layout" svg:width="1.202cm" svg:height="0.88cm" svg:x="2.934cm" svg:y="7.013cm">
            <text:p text:style-name="P3">ext</text:p>
            <text:p text:style-name="P3">-6V::-12V</text:p>
          </draw:rect>
        </draw:g>
        <draw:rect draw:style-name="gr14" draw:text-style-name="P3" draw:layer="layout" svg:width="1.356cm" svg:height="0.992cm" draw:transform="skewX (-0.0282743338823028) translate (0.628cm 5.42cm)">
          <text:p text:style-name="P3">-3.3V</text:p>
          <text:p text:style-name="P3">convertor</text:p>
        </draw:rect>
        <draw:rect draw:style-name="gr14" draw:text-style-name="P3" draw:layer="layout" svg:width="0.728cm" svg:height="0.992cm" draw:transform="skewX (-0.0151843644923478) translate (2.129cm 5.42cm)">
          <text:p text:style-name="P3">GND</text:p>
        </draw:rect>
        <draw:frame draw:style-name="gr15" draw:text-style-name="P4" draw:layer="layout" svg:width="1.129cm" svg:height="0.887cm" svg:x="10.227cm" svg:y="8.816cm">
          <draw:text-box>
            <text:p text:style-name="P4">-5V</text:p>
            <text:p text:style-name="P4">G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3.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4M36S</meta:editing-duration>
    <meta:editing-cycles>4</meta:editing-cycles>
    <meta:generator>OpenOffice/4.1.3$Win32 OpenOffice.org_project/413m1$Build-9783</meta:generator>
    <dc:date>2019-04-04T09:52:05.51</dc:date>
    <meta:document-statistic meta:object-count="83"/>
  </office:meta>
</office:document-meta>
</file>